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paragraph-rsid="001c7452"/>
    </style:style>
    <style:style style:name="P3" style:family="paragraph" style:parent-style-name="Text_20_body">
      <style:paragraph-properties fo:text-align="justify" style:justify-single-word="false"/>
      <style:text-properties fo:font-weight="normal" officeooo:paragraph-rsid="001e325a" style:font-weight-asian="normal" style:font-weight-complex="normal"/>
    </style:style>
    <style:style style:name="P4" style:family="paragraph" style:parent-style-name="Text_20_body">
      <style:paragraph-properties fo:text-align="justify" style:justify-single-word="false"/>
      <style:text-properties fo:font-weight="normal" officeooo:rsid="001c7452" officeooo:paragraph-rsid="001c7452" style:font-weight-asian="normal" style:font-weight-complex="normal"/>
    </style:style>
    <style:style style:name="P5" style:family="paragraph" style:parent-style-name="Text_20_body">
      <style:paragraph-properties fo:text-align="justify" style:justify-single-word="false"/>
      <style:text-properties fo:font-weight="normal" officeooo:rsid="002039e5" officeooo:paragraph-rsid="001c7452" style:font-weight-asian="normal" style:font-weight-complex="normal"/>
    </style:style>
    <style:style style:name="P6" style:family="paragraph" style:parent-style-name="Text_20_body">
      <style:paragraph-properties fo:text-align="justify" style:justify-single-word="false"/>
      <style:text-properties fo:font-weight="normal" officeooo:rsid="001e325a" officeooo:paragraph-rsid="001e325a" style:font-weight-asian="normal" style:font-weight-complex="normal"/>
    </style:style>
    <style:style style:name="P7" style:family="paragraph" style:parent-style-name="Text_20_body">
      <style:paragraph-properties fo:text-align="justify" style:justify-single-word="false"/>
      <style:text-properties fo:font-weight="normal" officeooo:rsid="001f5f55" officeooo:paragraph-rsid="001e325a" style:font-weight-asian="normal" style:font-weight-complex="normal"/>
    </style:style>
    <style:style style:name="P8" style:family="paragraph" style:parent-style-name="Text_20_body">
      <style:paragraph-properties fo:text-align="justify" style:justify-single-word="false"/>
      <style:text-properties fo:font-weight="normal" officeooo:rsid="0021a204" officeooo:paragraph-rsid="0021a204" style:font-weight-asian="normal" style:font-weight-complex="normal"/>
    </style:style>
    <style:style style:name="P9" style:family="paragraph" style:parent-style-name="Text_20_body">
      <style:paragraph-properties fo:text-align="justify" style:justify-single-word="false"/>
      <style:text-properties fo:font-weight="bold" officeooo:rsid="001e325a" officeooo:paragraph-rsid="001e325a" style:font-weight-asian="bold" style:font-weight-complex="bold"/>
    </style:style>
    <style:style style:name="P10" style:family="paragraph" style:parent-style-name="Text_20_body">
      <style:paragraph-properties fo:text-align="justify" style:justify-single-word="false"/>
      <style:text-properties fo:font-weight="bold" officeooo:rsid="0021a204" officeooo:paragraph-rsid="0021a204" style:font-weight-asian="bold" style:font-weight-complex="bold"/>
    </style:style>
    <style:style style:name="P11" style:family="paragraph" style:parent-style-name="Text_20_body">
      <style:paragraph-properties fo:text-align="justify" style:justify-single-word="false"/>
      <style:text-properties fo:font-weight="bold" officeooo:rsid="0021fa45" officeooo:paragraph-rsid="0021fa45" style:font-weight-asian="bold" style:font-weight-complex="bold"/>
    </style:style>
    <style:style style:name="P12" style:family="paragraph" style:parent-style-name="Text_20_body">
      <style:paragraph-properties fo:text-align="justify" style:justify-single-word="false"/>
      <style:text-properties fo:font-weight="bold" officeooo:rsid="001c7452" officeooo:paragraph-rsid="0021fa45" style:font-weight-asian="bold" style:font-weight-complex="bold"/>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Preformatted_20_Text">
      <style:paragraph-properties fo:margin-left="0.0835in" fo:margin-right="0in" fo:margin-top="0in" fo:margin-bottom="0.1965in" style:contextual-spacing="false" fo:text-indent="0in" style:auto-text-indent="false"/>
      <style:text-properties fo:font-variant="normal" fo:text-transform="none" fo:color="#222222" fo:letter-spacing="normal"/>
    </style:style>
    <style:style style:name="P15" style:family="paragraph" style:parent-style-name="Text_20_body">
      <style:paragraph-properties fo:text-align="justify" style:justify-single-word="false"/>
      <style:text-properties fo:font-weight="bold" officeooo:rsid="0023f794" officeooo:paragraph-rsid="0023f794" style:font-weight-asian="bold" style:font-weight-complex="bold"/>
    </style:style>
    <style:style style:name="P16" style:family="paragraph" style:parent-style-name="Heading_20_1">
      <style:paragraph-properties fo:text-align="center" style:justify-single-word="false"/>
    </style:style>
    <style:style style:name="P17" style:family="paragraph" style:parent-style-name="Heading_20_1">
      <style:text-properties officeooo:rsid="001c7452" officeooo:paragraph-rsid="001c7452"/>
    </style:style>
    <style:style style:name="P18" style:family="paragraph" style:parent-style-name="Heading_20_1">
      <style:paragraph-properties fo:text-align="justify" style:justify-single-word="false"/>
      <style:text-properties fo:font-weight="bold" officeooo:rsid="001c7452" officeooo:paragraph-rsid="0021fa45" style:font-weight-asian="bold" style:font-weight-complex="bold"/>
    </style:style>
    <style:style style:name="P19" style:family="paragraph" style:parent-style-name="Heading_20_1">
      <style:paragraph-properties fo:text-align="justify" style:justify-single-word="false"/>
      <style:text-properties fo:font-weight="bold" officeooo:rsid="0023f794" officeooo:paragraph-rsid="0023f794" style:font-weight-asian="bold" style:font-weight-complex="bold"/>
    </style:style>
    <style:style style:name="T1" style:family="text">
      <style:text-properties fo:font-weight="bold" officeooo:rsid="001c7452" style:font-weight-asian="bold" style:font-weight-complex="bold"/>
    </style:style>
    <style:style style:name="T2" style:family="text">
      <style:text-properties fo:font-weight="bold" officeooo:rsid="001e325a" style:font-weight-asian="bold" style:font-weight-complex="bold"/>
    </style:style>
    <style:style style:name="T3" style:family="text">
      <style:text-properties fo:font-weight="bold" officeooo:rsid="001f5f55" style:font-weight-asian="bold" style:font-weight-complex="bold"/>
    </style:style>
    <style:style style:name="T4" style:family="text">
      <style:text-properties fo:font-weight="normal" officeooo:rsid="001c7452" style:font-weight-asian="normal" style:font-weight-complex="normal"/>
    </style:style>
    <style:style style:name="T5" style:family="text">
      <style:text-properties fo:font-weight="normal" officeooo:rsid="002039e5" style:font-weight-asian="normal" style:font-weight-complex="normal"/>
    </style:style>
    <style:style style:name="T6" style:family="text">
      <style:text-properties officeooo:rsid="001c7452"/>
    </style:style>
    <style:style style:name="T7" style:family="text">
      <style:text-properties officeooo:rsid="001e325a"/>
    </style:style>
    <style:style style:name="T8" style:family="text">
      <style:text-properties officeooo:rsid="001f5f55"/>
    </style:style>
    <style:style style:name="T9" style:family="text">
      <style:text-properties fo:font-variant="normal" fo:text-transform="none" fo:color="#222222" fo:letter-spacing="normal" officeooo:rsid="002039e5"/>
    </style:style>
    <style:style style:name="T10" style:family="text">
      <style:text-properties fo:font-variant="normal" fo:text-transform="none" fo:color="#222222" fo:letter-spacing="normal" fo:font-weight="bold" officeooo:rsid="002039e5" style:font-weight-asian="bold" style:font-weight-complex="bold"/>
    </style:style>
    <style:style style:name="T11" style:family="text">
      <style:text-properties officeooo:rsid="0021fa45"/>
    </style:style>
    <style:style style:name="T12" style:family="text">
      <style:text-properties officeooo:rsid="0023f7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ntents_20_Heading"/>
      <text:p text:style-name="Contents_20_Heading">REPORTE <text:span text:style-name="T6">6</text:span>. <text:span text:style-name="T6">Medición del tiempo de ejecución de un program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3"><text:a xlink:type="simple" xlink:href="#__RefHeading__694_1383297507" text:style-name="Index_20_Link" text:visited-style-name="Index_20_Link">Medición del tiempo de ejecución de un programa en C.<text:tab/>3</text:a></text:p>
        </text:index-body>
      </text:table-of-content>
      <text:p text:style-name="Standard"/>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1"/>
      <text:p text:style-name="P1"/>
      <text:h text:style-name="P16" text:outline-level="1"/>
      <text:p text:style-name="P1"/>
      <text:p text:style-name="P1"/>
      <text:p text:style-name="P1"/>
      <text:h text:style-name="Heading_20_1" text:outline-level="1"><text:soft-page-break/></text:h>
      <text:h text:style-name="P17" text:outline-level="1"><text:bookmark-start text:name="__RefHeading__694_1383297507"/>Medición del tiempo de ejecución de un programa en C.<text:bookmark-end text:name="__RefHeading__694_1383297507"/></text:h>
      <text:p text:style-name="P4">A continuación se explica, de manera detallada, la manera en cómo se puede medir el tiempo de ejecución de un programa.</text:p>
      <text:p text:style-name="P4"/>
      <text:p text:style-name="P2"><text:span text:style-name="T4">Primero hacemos uso de la siguiente instrucción: </text:span><text:span text:style-name="T1">struct timeval tv1,tv2; </text:span><text:span text:style-name="T4">ésta estructura se utiliza para especificar un intervalo de tiempo. </text:span><text:span text:style-name="T5">Esta estructura tiene dos elementos: </text:span><text:span text:style-name="T9"><text:s text:c="2"/></text:span><text:span text:style-name="T10">time_t</text:span><text:span text:style-name="T9"> que guarda los segundos y </text:span><text:span text:style-name="T10">tv_sec</text:span><text:span text:style-name="T9">, que guarda los microsegundos de un tiempo fijo. <text:s text:c="2"/></text:span></text:p>
      <text:p text:style-name="P14"><text:s text:c="12"/></text:p>
      <text:p text:style-name="P5"/>
      <text:p text:style-name="P4"/>
      <text:p text:style-name="P6">Ahora, ejecutamos la siguiente instrucción para obtener el tiempo actual:</text:p>
      <text:p text:style-name="P9">if (gettimeofday(&amp;tv1,0) == -1) { </text:p>
      <text:p text:style-name="P9"><text:tab/><text:tab/>printf("ERROR time1\n"); </text:p>
      <text:p text:style-name="P9"><text:tab/><text:tab/>exit(1); </text:p>
      <text:p text:style-name="P9"><text:s text:c="8"/>} </text:p>
      <text:p text:style-name="P3"><text:span text:style-name="T7">En la expresión anterior, se pasa la dirección de alguna de las estructuras de tipo </text:span><text:span text:style-name="T2">timeval, </text:span><text:span text:style-name="T8">si el método <text:s/></text:span><text:span text:style-name="T3">gettimeofday</text:span><text:span text:style-name="T8"> tiene éxito, devuelve un cero. Cuando el método falla devuelve un -1.</text:span></text:p>
      <text:p text:style-name="P7"/>
      <text:p text:style-name="P8">Una vez que hemos detectado el tiempo antes de que comienze el módulo principal del programa, ahora es necesario detectar el tiempo cuando finaliza el algoritmo, esto se hace mediante las siguientes líneas de código:</text:p>
      <text:p text:style-name="P10">if (gettimeofday(&amp;tv2,0) == -1) { </text:p>
      <text:p text:style-name="P10"><text:tab/><text:tab/>printf("ERROR time2\n"); </text:p>
      <text:p text:style-name="P10"><text:tab/><text:tab/>exit(1); </text:p>
      <text:p text:style-name="P10">}</text:p>
      <text:p text:style-name="P10"/>
      <text:p text:style-name="P10"/>
      <text:h text:style-name="P18" text:outline-level="1"><text:span text:style-name="T11">Algunos aspectos a tomar en cuenta para lograr que un programa de cifrado tenga una velocidad óptima</text:span>.</text:h>
      <text:p text:style-name="P11">Evitar el uso de operación módulo. <text:span text:style-name="T12">Esta operación es muy costosa cuando se aplica sobre un ciclo, es mejor sustituírla por operadores de bits.</text:span></text:p>
      <text:p text:style-name="P11"/>
      <text:p text:style-name="P12"/>
      <text:h text:style-name="P19" text:outline-level="1"><text:soft-page-break/>Casos de prueba aplicados al programa de cifrado.</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4-15T11:06:56</meta:creation-date>
    <dc:date>2014-05-06T19:44:46</dc:date>
    <dc:creator>daniel </dc:creator>
    <meta:editing-duration>P1DT55M29S</meta:editing-duration>
    <meta:editing-cycles>48</meta:editing-cycles>
    <meta:generator>LibreOffice/4.0.2.2$Linux_X86_64 LibreOffice_project/400m0$Build-2</meta:generator>
    <meta:document-statistic meta:table-count="0" meta:image-count="0" meta:object-count="0" meta:page-count="4" meta:paragraph-count="21" meta:word-count="237" meta:character-count="1503" meta:non-whitespace-character-count="1245"/>
  </office:meta>
</office:document-meta>
</file>